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1.18cm" fo:min-width="8.263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cm" fo:min-width="8.771cm"/>
    </style:style>
    <style:style style:name="gr5" style:family="graphic" style:parent-style-name="standard">
      <style:graphic-properties draw:fill-color="#bce4e5" draw:textarea-horizontal-align="justify" draw:textarea-vertical-align="middle" draw:auto-grow-height="false" fo:min-height="0.639cm" fo:min-width="3.183cm"/>
    </style:style>
    <style:style style:name="gr6" style:family="graphic" style:parent-style-name="standard">
      <style:graphic-properties draw:fill-color="#c2e0ae" draw:textarea-horizontal-align="justify" draw:textarea-vertical-align="middle" draw:auto-grow-height="false" fo:min-height="1.02cm" fo:min-width="2.675cm"/>
    </style:style>
    <style:style style:name="gr7" style:family="graphic" style:parent-style-name="standard">
      <style:graphic-properties draw:stroke="none" svg:stroke-color="#000000" draw:fill="none" draw:fill-color="#ffffff" fo:min-height="7.497cm"/>
    </style:style>
    <style:style style:name="gr8" style:family="graphic" style:parent-style-name="standard">
      <style:graphic-properties draw:stroke="none" svg:stroke-color="#000000" draw:fill="none" draw:fill-color="#ffffff" fo:min-height="7.37cm"/>
    </style:style>
    <style:style style:name="gr9" style:family="graphic" style:parent-style-name="standard">
      <style:graphic-properties draw:fill-color="#add58a" draw:textarea-horizontal-align="justify" draw:textarea-vertical-align="middle" draw:auto-grow-height="false" fo:min-height="0.639cm" fo:min-width="3.18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909cm" fo:min-width="16.772cm"/>
    </style:style>
    <style:style style:name="gr11" style:family="graphic" style:parent-style-name="standard">
      <style:graphic-properties draw:textarea-horizontal-align="justify" draw:textarea-vertical-align="middle" draw:auto-grow-height="false" fo:min-height="0.893cm" fo:min-width="1.151cm"/>
    </style:style>
    <style:style style:name="gr12" style:family="graphic" style:parent-style-name="standard">
      <style:graphic-properties draw:fill-color="#eeeeee" draw:opacity="40%" draw:opacity-name="" draw:textarea-horizontal-align="justify" draw:textarea-vertical-align="middle" draw:auto-grow-height="false" fo:min-height="23.245cm" fo:min-width="17.91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style:paragraph-properties fo:text-align="center"/>
    </style:style>
    <style:style style:name="P7" style:family="paragraph">
      <loext:graphic-properties draw:fill-color="#bce4e5"/>
      <style:paragraph-properties fo:text-align="center"/>
    </style:style>
    <style:style style:name="P8" style:family="paragraph">
      <loext:graphic-properties draw:fill-color="#c2e0a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add58a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weight="bold"/>
    </style:style>
    <style:style style:name="P12" style:family="paragraph">
      <style:paragraph-properties fo:text-align="center"/>
      <style:text-properties fo:font-weight="bold"/>
    </style:style>
    <style:style style:name="P13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>
      <style:paragraph-properties fo:text-align="center"/>
      <style:text-properties style:font-name="Andale Mono" fo:font-weight="normal" style:font-weight-asian="normal" style:font-weight-complex="normal"/>
    </style:style>
    <style:style style:name="P15" style:family="paragraph">
      <loext:graphic-properties draw:fill-color="#eeeeee" draw:opacity="40%"/>
      <style:paragraph-properties fo:text-align="center"/>
      <style:text-properties fo:font-weight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style:font-name="Andale Mono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63cm" svg:height="11.43cm" svg:x="1.508cm" svg:y="7.22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367cm" svg:height="1.276cm" svg:x="2.524cm" svg:y="1.508cm">
          <draw:text-box>
            <text:p text:style-name="P2"><text:span text:style-name="T1">Kalili</text:span><text:span text:style-name="T1">kaEdi</text:span><text:span text:style-name="T1">t</text:span></text:p>
          </draw:text-box>
        </draw:frame>
        <draw:frame draw:style-name="gr3" draw:text-style-name="P5" draw:layer="layout" svg:width="12.954cm" svg:height="1.427cm" svg:x="4.175cm" svg:y="2.532cm">
          <draw:text-box>
            <text:p text:style-name="P4"><text:span text:style-name="T2">a Helper to </text:span><text:span text:style-name="T2">create </text:span><text:span text:style-name="T2">formatted </text:span><text:span text:style-name="T2">text message </text:span><text:span text:style-name="T2">before send </text:span><text:span text:style-name="T2">for Whatsapp </text:span><text:span text:style-name="T2">and </text:span><text:span text:style-name="T2">Telegram.</text:span></text:p>
          </draw:text-box>
        </draw:frame>
        <draw:custom-shape draw:style-name="gr1" draw:text-style-name="P1" draw:layer="layout" svg:width="8.763cm" svg:height="11.43cm" svg:x="10.652cm" svg:y="7.2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71cm" svg:height="1.27cm" svg:x="1.635cm" svg:y="20.304cm">
          <text:p text:style-name="P6">Nomor Whatsapp penerima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683cm" svg:height="0.889cm" svg:x="15.859cm" svg:y="18.907cm">
          <text:p text:style-name="P6">[copy tele]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175cm" svg:height="1.27cm" svg:x="11.566cm" svg:y="20.304cm">
          <text:p text:style-name="P6">[Send]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6.731cm" svg:height="7.747cm" svg:x="2.016cm" svg:y="8.493cm">
          <draw:text-box>
            <text:p>Teks polos</text:p>
          </draw:text-box>
        </draw:frame>
        <draw:frame draw:style-name="gr8" draw:text-style-name="P9" draw:layer="layout" svg:width="6.731cm" svg:height="7.62cm" svg:x="11.541cm" svg:y="8.874cm">
          <draw:text-box>
            <text:p>Hasil / teks yang sdh diformat</text:p>
          </draw:text-box>
        </draw:frame>
        <draw:custom-shape draw:style-name="gr9" draw:text-style-name="P10" draw:layer="layout" svg:width="3.683cm" svg:height="0.889cm" svg:x="11.922cm" svg:y="18.907cm">
          <text:p text:style-name="P6">[copy wa]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7.272cm" svg:height="2.159cm" svg:x="1.762cm" svg:y="4.4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651cm" svg:height="1.143cm" svg:x="2.27cm" svg:y="5.064cm">
          <text:p text:style-name="P12"><text:span text:style-name="T3">Tebal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.651cm" svg:height="1.143cm" svg:x="4.57cm" svg:y="5.064cm">
          <text:p text:style-name="P12"><text:span text:style-name="T4">mir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651cm" svg:height="1.143cm" svg:x="6.87cm" svg:y="5.064cm">
          <text:p text:style-name="P12"><text:span text:style-name="T5">Mono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651cm" svg:height="1.143cm" svg:x="9.07cm" svg:y="5.064cm">
          <text:p text:style-name="P12">btn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651cm" svg:height="1.143cm" svg:x="11.37cm" svg:y="5.064cm">
          <text:p text:style-name="P12">btn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8.415cm" svg:height="23.495cm" svg:x="1.254cm" svg:y="1.25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6T13:41:03.249033008</meta:creation-date>
    <dc:date>2021-04-16T13:57:40.762062002</dc:date>
    <meta:editing-duration>PT6M7S</meta:editing-duration>
    <meta:editing-cycles>2</meta:editing-cycles>
    <meta:generator>LibreOffice/6.0.7.3$Linux_X86_64 LibreOffice_project/00m0$Build-3</meta:generator>
    <meta:document-statistic meta:object-count="17"/>
  </office:meta>
</office:document-meta>
</file>